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bf64f" officeooo:paragraph-rsid="000bf64f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f64f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lulo 2. Sesión 2. Llamadas al sistema para el S.Archivos Parte I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<text:span text:style-name="T3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10-05T09:46:35</meta:creation-date>
    <dc:date>2015-10-12T17:57:06.971571851</dc:date>
    <meta:print-date>2011-10-06T10:39:21</meta:print-date>
    <meta:editing-cycles>184</meta:editing-cycles>
    <meta:editing-duration>PT21H31M43S</meta:editing-duration>
    <meta:document-statistic meta:table-count="9" meta:image-count="1" meta:object-count="0" meta:page-count="2" meta:paragraph-count="16" meta:word-count="142" meta:character-count="865" meta:non-whitespace-character-count="729"/>
    <meta:user-defined meta:name="Información 1"/>
    <meta:user-defined meta:name="Información 2"/>
    <meta:user-defined meta:name="Información 3"/>
    <meta:user-defined meta:name="Información 4"/>
  </office:meta>
</office:document-meta>
</file>